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2">
      <style:text-properties officeooo:paragraph-rsid="001728b6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5"/>
    <style:style style:name="P5" style:family="paragraph" style:parent-style-name="List_20_Paragraph" style:list-style-name="WWNum3"/>
    <style:style style:name="P6" style:family="paragraph" style:parent-style-name="List_20_Paragraph" style:list-style-name="WWNum4"/>
    <style:style style:name="P7" style:family="paragraph" style:parent-style-name="List_20_Paragraph" style:list-style-name="WWNum1">
      <style:text-properties officeooo:rsid="001728b6" officeooo:paragraph-rsid="001728b6"/>
    </style:style>
    <style:style style:name="P8" style:family="paragraph" style:parent-style-name="List_20_Paragraph" style:list-style-name="WWNum3">
      <style:text-properties officeooo:rsid="001ae3e6" officeooo:paragraph-rsid="001ae3e6"/>
    </style:style>
    <style:style style:name="P9" style:family="paragraph" style:parent-style-name="Standard">
      <style:text-properties officeooo:rsid="001c66dd" officeooo:paragraph-rsid="001c66dd"/>
    </style:style>
    <style:style style:name="P10" style:family="paragraph" style:parent-style-name="Standard">
      <style:text-properties fo:font-weight="normal" officeooo:rsid="001c66dd" officeooo:paragraph-rsid="001c66dd" style:font-weight-asian="normal" style:font-weight-complex="normal"/>
    </style:style>
    <style:style style:name="P11" style:family="paragraph" style:parent-style-name="Standard" style:master-page-name="Standard">
      <style:paragraph-properties style:page-number="auto"/>
      <style:text-properties officeooo:rsid="001c66dd" officeooo:paragraph-rsid="001c66dd"/>
    </style:style>
    <style:style style:name="T1" style:family="text">
      <style:text-properties officeooo:rsid="00159bf4"/>
    </style:style>
    <style:style style:name="T2" style:family="text">
      <style:text-properties officeooo:rsid="001728b6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utorzy:<text:line-break/><text:span text:style-name="T3">Bartosz Cybulski, Bartłomiej Królikowski</text:span></text:p>
      <text:p text:style-name="P9"><text:span text:style-name="T3"/></text:p>
      <text:p text:style-name="P10">Nazwa projektu:<text:line-break/>Aplikacja bazodanowa</text:p>
      <text:p text:style-name="Standard"/>
      <text:p text:style-name="Standard">Cel aplikacji:</text:p>
      <text:p text:style-name="Standard">analiza informacji o strukturze (pracownicy, zespoły, działy), działalności (projekty), finansach (zamówienia), klientach i dostawcach firmy <text:span text:style-name="T1">oraz wpływanie na jej organizację</text:span></text:p>
      <text:p text:style-name="Standard"/>
      <text:p text:style-name="Standard">Wymagania:</text:p>
      <text:list xml:id="list946153327" text:style-name="WWNum2">
        <text:list-item>
          <text:p text:style-name="P1">możliwość zobaczenia informacji osobistych przez pracownika</text:p>
        </text:list-item>
        <text:list-item>
          <text:p text:style-name="P1">członkowie zespołów mogą zobaczyć podstawowe informacje o realizowanym projekcie</text:p>
        </text:list-item>
        <text:list-item>
          <text:p text:style-name="P1"><text:span text:style-name="T1">zarządc</text:span>y zespołów mogą zobaczyć wszystkie informacje o realizowanym projekcie i członkach zespołu oraz ustawiać wynagrodzenia i <text:span text:style-name="T2">czas pracy</text:span> pracowników <text:span text:style-name="T2">oraz dodawać, usuwać i przenosić członków zespołu</text:span></text:p>
        </text:list-item>
        <text:list-item>
          <text:p text:style-name="P1"><text:span text:style-name="T1">zarząd</text:span>cy działów mogą oglądać wszystkie informacje na temat swojego działu, przyjmować zlecenia od klientów, dobierać dostawców <text:span text:style-name="T2">i produkty</text:span>, delegować zespoły do projektów, wyznaczać budżety <text:span text:style-name="T2">i tygodniowe czasy pracy</text:span> projektów, <text:span text:style-name="T2">decydować o statusie projektu oraz ustalać zarządców zespołów</text:span></text:p>
        </text:list-item>
        <text:list-item>
          <text:p text:style-name="P2">szef firmy może zobaczyć wszystkie informacje o firmie, <text:span text:style-name="T2">modyfikować dane i historię pracowników, zwalniać i przyjmować pracowników, ustalać zarządców działów, ustalać, które działy realizują zlecenie, zmieniać strukturę firmy (dodawanie / usuwanie działów)</text:span></text:p>
        </text:list-item>
      </text:list>
      <text:p text:style-name="Standard">Ograniczenia:</text:p>
      <text:list xml:id="list2718116989" text:style-name="WWNum1">
        <text:list-item>
          <text:p text:style-name="P3">pracownicy mogą oglądać informacje tylko o swoich podwładnych</text:p>
        </text:list-item>
        <text:list-item>
          <text:p text:style-name="P7">całkowity tygodniowy czas pracy zespołu jest sumą czasów pracy poszczególnych pracowników</text:p>
        </text:list-item>
        <text:list-item>
          <text:p text:style-name="P3">wynagrodzenia członków projektu są częścią budżetu projektu, więc budżet nie może być mniejszy od sumy wynagrodzeń członków</text:p>
        </text:list-item>
      </text:list>
      <text:p text:style-name="Standard">Funkcjonalności:</text:p>
      <text:list xml:id="list2843313760" text:style-name="WWNum5">
        <text:list-item>
          <text:p text:style-name="P4">aplikacja pozwala na połączenie się pracownika z systemem w celu wykonania dozwolonych działań</text:p>
        </text:list-item>
      </text:list>
      <text:list xml:id="list3023595838" text:style-name="WWNum3">
        <text:list-item>
          <text:p text:style-name="P5">aplikacja przy tworzeniu projektu automatycznie sprawdza czy przydzielony budżet jest wystarczająco duży by wypłacić z niego pensje wszystkim pracownikom biorącym udział w projekcie, jeśli nie to nie pozwala na utworzenie projektu</text:p>
        </text:list-item>
        <text:list-item>
          <text:p text:style-name="P5">aplikacja przy zmianie pensji pracownika automatycznie sprawdza czy budżet nie jest przekroczony, jeśli tak to zmiana jest cofana</text:p>
        </text:list-item>
        <text:list-item>
          <text:p text:style-name="P5"><text:soft-page-break/>aplikacja pozwala na ocenę opłacalności projektu (na podstawie różnicy między budżetem a dochodem od klientów)</text:p>
        </text:list-item>
        <text:list-item>
          <text:p text:style-name="P8">aplikacja pozwala na tworzenie kopii zapasowych bazy i odtwarzanie zapisanych baz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rtłomiej Królikowski (254608)</meta:initial-creator>
    <meta:editing-cycles>9</meta:editing-cycles>
    <meta:creation-date>2021-01-07T22:15:00</meta:creation-date>
    <dc:date>2021-01-10T02:35:44.633443963</dc:date>
    <meta:editing-duration>PT4H37M55S</meta:editing-duration>
    <meta:generator>LibreOffice/6.4.6.2$Linux_X86_64 LibreOffice_project/40$Build-2</meta:generator>
    <meta:document-statistic meta:table-count="0" meta:image-count="0" meta:object-count="0" meta:page-count="2" meta:paragraph-count="20" meta:word-count="281" meta:character-count="2124" meta:non-whitespace-character-count="18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